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1">
      <style:paragraph-properties fo:margin-left="0in" fo:margin-right="0in" fo:text-align="center" style:justify-single-word="false" fo:text-indent="0.1965in" style:auto-text-indent="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officeooo:rsid="001c18d3"/>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style:style style:name="T77" style:family="text">
      <style:text-properties officeooo:rsid="0018b486"/>
    </style:style>
    <style:style style:name="T78" style:family="text">
      <style:text-properties officeooo:rsid="001a92a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54"/>
      <text:h text:style-name="P154"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text:span text:style-name="T77">за</text:span>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4"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7008679007925699965"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4"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text:span><text:span text:style-name="T69">СЕЛЕСТИЯ</text:span><text:span text:style-name="T70">]</text:span><text:span text:style-name="T69"> не регистрируется. Активируется протокол экстренной эвакуации пациента </text:span><text:span text:style-name="T70">[</text:span><text:span text:style-name="T69">СЕЛЕСТИЯ</text:span><text:span text:style-name="T70">]</text:span><text:span text:style-name="T69"> к супервизору </text:span><text:span text:style-name="T70">[</text:span><text:span text:style-name="T69">ЛУНА</text:span><text:span text:style-name="T70">]</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7"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7"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4"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text:span text:style-name="T78">в прощальном жесте</text:span>. Как сквозь подушку, я услышал его затихающий голос.</text:p>
      <text:p text:style-name="P104">– Ты ещё увидишь пару-тройку снов на<text:span text:style-name="T78">последок</text:span>.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8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4-05T23:48:40.341912315</dc:date>
    <meta:editing-duration>P168DT8H1M11S</meta:editing-duration>
    <meta:editing-cycles>10726</meta:editing-cycles>
    <meta:generator>LibreOffice/5.1.6.2$Linux_X86_64 LibreOffice_project/10m0$Build-2</meta:generator>
    <meta:printed-by>макс </meta:printed-by>
    <meta:print-date>2017-08-23T21:51:29.95</meta:print-date>
    <meta:document-statistic meta:table-count="0" meta:image-count="0" meta:object-count="0" meta:page-count="286" meta:paragraph-count="5072" meta:word-count="106374" meta:character-count="705042" meta:non-whitespace-character-count="599063"/>
  </office:meta>
</office:document-meta>
</file>